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ipeline.getDefinitionFromWsdlExchangeTarg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ipeline.processFault( MessageExchange exchange , InOut tm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Pipeline.setSendFaultsToTarget( boolean sendFaultsTo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.setCopyAttachments( boolean copyAttach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.isSendFaultsTo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.setFaultsTarget( ExchangeTarget faults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.valid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ipeline.processAsync( MessageExchange exchan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ipeline.setTransformer( ExchangeTarget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.setTarget( ExchangeTarge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.processSync( MessageExchange exchang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Pipeline.processAsyncTransformerResponse( MessageExchange exchang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Pipeline.processAsyncTargetResponse( MessageExchange exchan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Pipeline.get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.isCopy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.processAsyncProvider( MessageExchange exchang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Pipeline.isCopyAttach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.copyPropertiesAndAttachments( NormalizedMessage from , NormalizedMessage t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ipeline.getFaults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.setCopyProperties( boolean copy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